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style:style>
    <style:style style:name="P10" style:family="paragraph" style:parent-style-name="Text_20_body" style:list-style-name="L2">
      <style:paragraph-properties fo:margin-top="0cm" fo:margin-bottom="0cm"/>
    </style:style>
    <style:style style:name="P11" style:family="paragraph" style:parent-style-name="Text_20_body" style:list-style-name="L3">
      <style:paragraph-properties fo:margin-top="0cm" fo:margin-bottom="0cm"/>
    </style:style>
    <style:style style:name="P12" style:family="paragraph" style:parent-style-name="Text_20_body" style:list-style-name="L4">
      <style:paragraph-properties fo:margin-top="0cm" fo:margin-bottom="0cm"/>
    </style:style>
    <style:style style:name="P13" style:family="paragraph" style:parent-style-name="Text_20_body" style:list-style-name="L5">
      <style:paragraph-properties fo:margin-top="0cm" fo:margin-bottom="0cm"/>
    </style:style>
    <style:style style:name="P14" style:family="paragraph" style:parent-style-name="Text_20_body" style:list-style-name="L6">
      <style:paragraph-properties fo:margin-top="0cm" fo:margin-bottom="0cm"/>
    </style:style>
    <style:style style:name="P15" style:family="paragraph" style:parent-style-name="Text_20_body" style:list-style-name="L7">
      <style:paragraph-properties fo:margin-top="0cm" fo:margin-bottom="0cm"/>
    </style:style>
    <style:style style:name="P16" style:family="paragraph" style:parent-style-name="Text_20_body" style:list-style-name="L8">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Horizontal_20_Line"/>
      <text:h text:style-name="Heading_20_3" text:outline-level="3"><text:span text:style-name="Strong_20_Emphasis">Plot Glossary</text:span></text:h>
      <text:h text:style-name="Heading_20_4" text:outline-level="4">Optimization Results &amp; Validation</text:h>
      <text:list xml:id="list5504123497519266976" text:style-name="L1">
        <text:list-item>
          <text:p text:style-name="P9"><text:span text:style-name="Strong_20_Emphasis"><text:span text:style-name="Source_20_Text">pareto_front.png</text:span></text:span>: Shows the main trade-off curve (Pareto front) from the multi-objective optimization, plotting "Weighted Energy Mismatch" vs. "Total Energy Production". </text:p>
        </text:list-item>
        <text:list-item>
          <text:p text:style-name="P9"><text:span text:style-name="Strong_20_Emphasis"><text:span text:style-name="Source_20_Text">detailed_pareto_front.png</text:span></text:span>: An annotated version of the Pareto front</text:p>
        </text:list-item>
        <text:list-item>
          <text:p text:style-name="P9"><text:span text:style-name="Strong_20_Emphasis"><text:span text:style-name="Source_20_Text">pareto_front_3d.png</text:span></text:span>: 3D scatter plot visualizing the relationship between three objectives, likely tilt, azimuth, and production</text:p>
        </text:list-item>
        <text:list-item>
          <text:p text:style-name="P9"><text:span text:style-name="Strong_20_Emphasis"><text:span text:style-name="Source_20_Text">comparison_grid_pareto.png</text:span></text:span><text:span text:style-name="Strong_20_Emphasis"> / </text:span><text:span text:style-name="Strong_20_Emphasis"><text:span text:style-name="Source_20_Text">pareto_front_comparison.png</text:span></text:span><text:span text:style-name="Strong_20_Emphasis"> / </text:span><text:span text:style-name="Strong_20_Emphasis"><text:span text:style-name="Source_20_Text">enhanced_pareto_front_comparison.png</text:span></text:span>: These plots overlay the results from the DEAP (NSGA-II) optimization with the results from the exhaustive Grid Search to validate the effectiveness of the <text:s/>optimizer. </text:p>
        </text:list-item>
        <text:list-item>
          <text:p text:style-name="P1"><text:span text:style-name="Strong_20_Emphasis"><text:span text:style-name="Source_20_Text">optimization_method_comparison.png</text:span></text:span>: A dashboard-style plot that directly compares the final outcome of the multi-objective approach versus the winning scenario-based approach. </text:p>
        </text:list-item>
      </text:list>
      <text:h text:style-name="Heading_20_4" text:outline-level="4">Scenario Comparison</text:h>
      <text:list xml:id="list1041603029832472530" text:style-name="L2">
        <text:list-item>
          <text:p text:style-name="P10"><text:span text:style-name="Strong_20_Emphasis"><text:span text:style-name="Source_20_Text">scenario_comparison_comprehensive.png</text:span></text:span><text:span text:style-name="Strong_20_Emphasis"> / </text:span><text:span text:style-name="Strong_20_Emphasis"><text:span text:style-name="Source_20_Text">enhanced_scenario_comparison.png</text:span></text:span>: A multi-panel plot comparing the five optimization scenarios across key metrics like optimal angles, total production, and self-sufficiency/consumption rates. </text:p>
        </text:list-item>
        <text:list-item>
          <text:p text:style-name="P10"><text:span text:style-name="Strong_20_Emphasis"><text:span text:style-name="Source_20_Text">individual_scenario_performance.png</text:span></text:span>: Provides <text:s/>detailed performance summary chart for each of the five optimization scenarios. </text:p>
        </text:list-item>
        <text:list-item>
          <text:p text:style-name="P2"><text:span text:style-name="Strong_20_Emphasis"><text:span text:style-name="Source_20_Text">enhanced_scenario_comparison_with_radar.png</text:span></text:span>: A radar chart that provides <text:s/>visual comparison of how each scenario performs across multiple dimensions (e.g., production, economics, self-sufficiency) simultaneously. </text:p>
        </text:list-item>
      </text:list>
      <text:h text:style-name="Heading_20_4" text:outline-level="4">Energy, Load &amp; Irradiance Profiles</text:h>
      <text:list xml:id="list498504437504352419" text:style-name="L3">
        <text:list-item>
          <text:p text:style-name="P11"><text:span text:style-name="Strong_20_Emphasis"><text:span text:style-name="Source_20_Text">average_daily_consumption.png</text:span></text:span>: A line chart showing the average electricity consumption for each hour over a typical day. </text:p>
        </text:list-item>
        <text:list-item>
          <text:p text:style-name="P11"><text:span text:style-name="Strong_20_Emphasis"><text:span text:style-name="Source_20_Text">daily_consumption_and_production.png</text:span></text:span>: A line chart plotting the total daily energy consumed versus the total daily energy produced over the entire year. </text:p>
        </text:list-item>
        <text:list-item>
          <text:p text:style-name="P11"><text:span text:style-name="Strong_20_Emphasis"><text:span text:style-name="Source_20_Text">average_hourly_consumption_vs_production.png</text:span></text:span>: A line chart comparing the average power produced vs. the average power consumed for each hour of the day. </text:p>
        </text:list-item>
        <text:list-item>
          <text:p text:style-name="P11"><text:span text:style-name="Strong_20_Emphasis"><text:span text:style-name="Source_20_Text">daily_irradiance_and_energy_production.png</text:span></text:span>: A dual-axis chart showing the correlation between the daily solar irradiance received and the daily energy produced. </text:p>
        </text:list-item>
        <text:list-item>
          <text:p text:style-name="P11"><text:span text:style-name="Strong_20_Emphasis"><text:span text:style-name="Source_20_Text">combined_hourly_data.png</text:span></text:span>: A dual-axis plot showing average hourly consumption and production on one axis, and the average hourly weighting factor on the other. </text:p>
        </text:list-item>
        <text:list-item>
          <text:p text:style-name="P11"><text:span text:style-name="Strong_20_Emphasis"><text:span text:style-name="Source_20_Text">consumption_production_2023-06-15.png</text:span></text:span>: An hourly profile of PV production versus load for a specific representative day (in this case, June 15th, 2023). </text:p>
        </text:list-item>
        <text:list-item>
          <text:p text:style-name="P3"><text:span text:style-name="Strong_20_Emphasis"><text:span text:style-name="Source_20_Text">hourly_consumption_heatmap.png</text:span></text:span><text:span text:style-name="Strong_20_Emphasis"> &amp; </text:span><text:span text:style-name="Strong_20_Emphasis"><text:span text:style-name="Source_20_Text">hourly_production_heatmap.png</text:span></text:span>: Heatmaps that visualize energy consumption and production patterns for every hour of every day of the year. </text:p>
        </text:list-item>
      </text:list>
      <text:h text:style-name="Heading_20_4" text:outline-level="4"><text:soft-page-break/>System Performance &amp; Losses</text:h>
      <text:list xml:id="list8218634074772028360" text:style-name="L4">
        <text:list-item>
          <text:p text:style-name="P12"><text:span text:style-name="Strong_20_Emphasis"><text:span text:style-name="Source_20_Text">annual_energy_losses.png</text:span></text:span>: A bar chart that breaks down the total annual energy losses into categories like "Pre-Temperature," "Temperature," and "Inverter" losses. </text:p>
        </text:list-item>
        <text:list-item>
          <text:p text:style-name="P12"><text:span text:style-name="Strong_20_Emphasis"><text:span text:style-name="Source_20_Text">irradiance_component_validation.png</text:span></text:span><text:span text:style-name="Strong_20_Emphasis"> / </text:span><text:span text:style-name="Strong_20_Emphasis"><text:span text:style-name="Source_20_Text">irradiance_validation_comprehensive.png</text:span></text:span><text:span text:style-name="Strong_20_Emphasis"> / </text:span><text:span text:style-name="Strong_20_Emphasis"><text:span text:style-name="Source_20_Text">production_gain_validation.png</text:span></text:span>: A suite of validation plots that break down and compare the irradiance components (Direct, Diffuse) and energy flow cascade for the baseline vs. optimal configurations to diagnose and confirm the source of production gains. </text:p>
        </text:list-item>
        <text:list-item>
          <text:p text:style-name="P4"><text:span text:style-name="Strong_20_Emphasis"><text:span text:style-name="Source_20_Text">mismatch_validation.png</text:span></text:span>: A dashboard of plots comparing the baseline and optimal configurations on mismatch metrics, production, and weighting factors. </text:p>
        </text:list-item>
      </text:list>
      <text:h text:style-name="Heading_20_4" text:outline-level="4">Economic Analysis</text:h>
      <text:list xml:id="list7888094879138976195" text:style-name="L5">
        <text:list-item>
          <text:p text:style-name="P13"><text:span text:style-name="Strong_20_Emphasis"><text:span text:style-name="Source_20_Text">investment_breakdown.png</text:span></text:span>: A pie chart showing the percentage contribution of each component (panels, battery, installation, etc.) to the total initial investment cost. </text:p>
        </text:list-item>
        <text:list-item>
          <text:p text:style-name="P13"><text:span text:style-name="Strong_20_Emphasis"><text:span text:style-name="Source_20_Text">annual_cashflow_breakdown.png</text:span></text:span>: A stacked bar chart visualizing the annual financial performance, breaking down each year's cash flow into savings, export income, and costs. </text:p>
        </text:list-item>
        <text:list-item>
          <text:p text:style-name="P13"><text:span text:style-name="Strong_20_Emphasis"><text:span text:style-name="Source_20_Text">cumulative_cashflow.png</text:span></text:span>: A line chart showing the cumulative project cash flow over its 25-year lifetime, visually indicating the payback period where the line crosses zero. </text:p>
        </text:list-item>
        <text:list-item>
          <text:p text:style-name="P13"><text:span text:style-name="Strong_20_Emphasis"><text:span text:style-name="Source_20_Text">financial_metrics_summary.png</text:span></text:span>: A text-based summary image displaying the key final financial metrics like NPV, IRR, ROI, and Payback Period. </text:p>
        </text:list-item>
        <text:list-item>
          <text:p text:style-name="P13"><text:span text:style-name="Strong_20_Emphasis"><text:span text:style-name="Source_20_Text">enhanced_economic_analysis.png</text:span></text:span>: A comprehensive plot likely comparing key economic indicators across all scenarios. </text:p>
        </text:list-item>
        <text:list-item>
          <text:p text:style-name="P5"><text:span text:style-name="Strong_20_Emphasis"><text:span text:style-name="Source_20_Text">lcoe_comparison_chart.png</text:span></text:span>: A bar chart that visually compares the Levelized Cost of Electricity (LCOE) for the PV system against the price of grid electricity. </text:p>
        </text:list-item>
      </text:list>
      <text:h text:style-name="Heading_20_4" text:outline-level="4">Battery Analysis</text:h>
      <text:list xml:id="list6424722473079483885" text:style-name="L6">
        <text:list-item>
          <text:p text:style-name="P14"><text:span text:style-name="Strong_20_Emphasis"><text:span text:style-name="Source_20_Text">battery_self_consumption_analysis.png</text:span></text:span>: A line chart showing how the Self-Consumption and Self-Sufficiency rates change as battery capacity increases. </text:p>
        </text:list-item>
        <text:list-item>
          <text:p text:style-name="P14"><text:span text:style-name="Strong_20_Emphasis"><text:span text:style-name="Source_20_Text">battery_payback_analysis.png</text:span></text:span>: A line chart showing how the simple payback period of the battery changes with increasing capacity. </text:p>
        </text:list-item>
        <text:list-item>
          <text:p text:style-name="P14"><text:span text:style-name="Strong_20_Emphasis"><text:span text:style-name="Source_20_Text">battery_grid_interaction.png</text:span></text:span>: A plot visualizing how grid import and export volumes change as a function of battery size. </text:p>
        </text:list-item>
        <text:list-item>
          <text:p text:style-name="P14"><text:span text:style-name="Strong_20_Emphasis"><text:span text:style-name="Source_20_Text">battery_utilization.png</text:span></text:span>: Shows the number of equivalent full cycles the battery undergoes per year for different capacities, indicating how intensively it is used. </text:p>
        </text:list-item>
        <text:list-item>
          <text:p text:style-name="P14"><text:span text:style-name="Strong_20_Emphasis"><text:span text:style-name="Source_20_Text">battery_optimization_comprehensive.png</text:span></text:span>: A multi-panel dashboard summarizing the entire battery optimization analysis. </text:p>
        </text:list-item>
        <text:list-item>
          <text:p text:style-name="P14"><text:span text:style-name="Strong_20_Emphasis"><text:span text:style-name="Source_20_Text">optimal_battery_monthly_energy.png</text:span></text:span>: A stacked bar chart showing the monthly energy flow for the system with the optimally sized battery. </text:p>
        </text:list-item>
        <text:list-item>
          <text:p text:style-name="P14"><text:span text:style-name="Strong_20_Emphasis"><text:span text:style-name="Source_20_Text">optimal_battery_detailed_week.png</text:span></text:span>: A detailed hourly plot over a sample week showing how the optimal battery charges and discharges in relation to PV production and load. </text:p>
        </text:list-item>
        <text:list-item>
          <text:p text:style-name="P14"><text:span text:style-name="Strong_20_Emphasis"><text:span text:style-name="Source_20_Text">battery_capacity_analysis_by_scenario.png</text:span></text:span>: A dashboard comparing how battery performance and economic metrics differ across the five main optimization scenarios. </text:p>
        </text:list-item>
        <text:list-item>
          <text:p text:style-name="P14"><text:span text:style-name="Strong_20_Emphasis"><text:span text:style-name="Source_20_Text">battery_contribution_to_self_sufficiency.png</text:span></text:span>: A bar chart that visually isolates and quantifies the exact increase in self-sufficiency provided by adding the optimal <text:soft-page-break/>battery in each scenario. </text:p>
        </text:list-item>
        <text:list-item>
          <text:p text:style-name="P6"><text:span text:style-name="Strong_20_Emphasis"><text:span text:style-name="Source_20_Text">enhanced_battery_analysis_with_stacked_areas.png</text:span></text:span>: stacked area chart providing an intuitive view of how the load is met by direct PV, battery discharge, and grid import over time. </text:p>
        </text:list-item>
      </text:list>
      <text:h text:style-name="Heading_20_4" text:outline-level="4">Seasonal Analysis</text:h>
      <text:list xml:id="list5973868086976279818" text:style-name="L7">
        <text:list-item>
          <text:p text:style-name="P15"><text:span text:style-name="Strong_20_Emphasis"><text:span text:style-name="Source_20_Text">seasonal_production_consumption.png</text:span></text:span>: A bar chart comparing total energy produced vs. consumed for each season (Winter, Spring, Summer, Fall). </text:p>
        </text:list-item>
        <text:list-item>
          <text:p text:style-name="P15"><text:span text:style-name="Strong_20_Emphasis"><text:span text:style-name="Source_20_Text">seasonal_self_consumption.png</text:span></text:span>: A line chart showing how self-consumption and self-sufficiency ratios vary by season. </text:p>
        </text:list-item>
        <text:list-item>
          <text:p text:style-name="P15"><text:span text:style-name="Strong_20_Emphasis"><text:span text:style-name="Source_20_Text">seasonal_energy_balance.png</text:span></text:span>: A bar chart showing the net energy surplus or deficit for each season. </text:p>
        </text:list-item>
        <text:list-item>
          <text:p text:style-name="P15"><text:span text:style-name="Strong_20_Emphasis"><text:span text:style-name="Source_20_Text">seasonal_hourly_profiles.png</text:span></text:span>: Four subplots showing the average hourly production vs. consumption profile for each individual season. </text:p>
        </text:list-item>
        <text:list-item>
          <text:p text:style-name="P7"><text:span text:style-name="Strong_20_Emphasis"><text:span text:style-name="Source_20_Text">seasonal_battery_requirements.png</text:span></text:span>: A plot estimating the daily battery capacity needed to manage energy deficits for each season. </text:p>
        </text:list-item>
      </text:list>
      <text:h text:style-name="Heading_20_4" text:outline-level="4">Sensitivity &amp; Detailed Angle Analysis</text:h>
      <text:list xml:id="list4909986498776488938" text:style-name="L8">
        <text:list-item>
          <text:p text:style-name="P16"><text:span text:style-name="Strong_20_Emphasis"><text:span text:style-name="Source_20_Text">sensitivity_azimuth_angle.png</text:span></text:span><text:span text:style-name="Strong_20_Emphasis"> &amp; </text:span><text:span text:style-name="Strong_20_Emphasis"><text:span text:style-name="Source_20_Text">sensitivity_tilt_angle.png</text:span></text:span>: Plots showing how the objectives (production and mismatch) change when a single angle parameter is varied while the other is held constant. </text:p>
        </text:list-item>
        <text:list-item>
          <text:p text:style-name="P16"><text:span text:style-name="Strong_20_Emphasis"><text:span text:style-name="Source_20_Text">azimuth_preference_analysis.png</text:span></text:span>: A detailed dashboard analyzing why the optimizer prefers a certain azimuth by showing production and mismatch trade-offs across the full range of angles. </text:p>
        </text:list-item>
        <text:list-item>
          <text:p text:style-name="P16"><text:span text:style-name="Strong_20_Emphasis"><text:span text:style-name="Source_20_Text">neighborhood_3d_production.png</text:span></text:span>: A 3D surface plot visualizing the energy production "landscape" in the immediate vicinity of the optimal solution. </text:p>
        </text:list-item>
        <text:list-item>
          <text:p text:style-name="P16"><text:span text:style-name="Strong_20_Emphasis"><text:span text:style-name="Source_20_Text">neighborhood_contours.png</text:span></text:span><text:span text:style-name="Strong_20_Emphasis"> &amp; </text:span><text:span text:style-name="Strong_20_Emphasis"><text:span text:style-name="Source_20_Text">neighborhood_sensitivity.png</text:span></text:span>: 2D contour and heatmap plots showing the sensitivity of production and mismatch to small changes around the optimal angles. </text:p>
        </text:list-item>
        <text:list-item>
          <text:p text:style-name="P16"><text:span text:style-name="Strong_20_Emphasis"><text:span text:style-name="Source_20_Text">neighborhood_comparison.png</text:span></text:span>: A bar chart comparing the performance of the optimal solution to its immediate neighbors. </text:p>
        </text:list-item>
        <text:list-item>
          <text:p text:style-name="P8"><text:span text:style-name="Strong_20_Emphasis"><text:span text:style-name="Source_20_Text">weighted_energy_heatmap.png</text:span></text:span><text:span text:style-name="Strong_20_Emphasis"> / </text:span><text:span text:style-name="Strong_20_Emphasis"><text:span text:style-name="Source_20_Text">poa_global_heatmap_tilt_20.png</text:span></text:span>: Heatmaps showing how a specific metric (like weighted energy or POA irradiance) varies across the entire grid of possible tilt and azimuth angl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16T17:56:42.68</meta:creation-date>
    <meta:document-statistic meta:table-count="0" meta:image-count="0" meta:object-count="0" meta:page-count="3" meta:paragraph-count="54" meta:word-count="947" meta:character-count="7486"/>
    <dc:date>2025-06-16T18:01:22</dc:date>
    <meta:editing-duration>PT4M39S</meta:editing-duration>
    <meta:editing-cycles>1</meta:editing-cycles>
    <meta:generator>OpenOffice/4.1.15$Win32 OpenOffice.org_project/4115m2$Build-9813</meta:generator>
  </office:meta>
</office:document-meta>
</file>